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f14d676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6" style:family="paragraph" style:parent-style-name="Standard">
      <style:text-properties officeooo:paragraph-rsid="0c8b5238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ca56a54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style:text-properties officeooo:paragraph-rsid="0cc50ec9"/>
    </style:style>
    <style:style style:name="P64" style:family="paragraph" style:parent-style-name="Standard">
      <style:text-properties officeooo:paragraph-rsid="0cc5fe5b"/>
    </style:style>
    <style:style style:name="P65" style:family="paragraph" style:parent-style-name="Standard">
      <style:text-properties officeooo:paragraph-rsid="0ce3fa52"/>
    </style:style>
    <style:style style:name="P66" style:family="paragraph" style:parent-style-name="Standard">
      <style:text-properties officeooo:paragraph-rsid="0d09f881"/>
    </style:style>
    <style:style style:name="P67" style:family="paragraph" style:parent-style-name="Standard">
      <style:text-properties officeooo:paragraph-rsid="0d1ec96e"/>
    </style:style>
    <style:style style:name="P68" style:family="paragraph" style:parent-style-name="Standard">
      <style:text-properties officeooo:paragraph-rsid="0d5d07c4"/>
    </style:style>
    <style:style style:name="P69" style:family="paragraph" style:parent-style-name="Standard">
      <style:text-properties officeooo:paragraph-rsid="0d8c21b9"/>
    </style:style>
    <style:style style:name="P70" style:family="paragraph" style:parent-style-name="Standard">
      <style:text-properties officeooo:paragraph-rsid="0d72706e"/>
    </style:style>
    <style:style style:name="P71" style:family="paragraph" style:parent-style-name="Standard">
      <style:text-properties officeooo:paragraph-rsid="0dbec325"/>
    </style:style>
    <style:style style:name="P72" style:family="paragraph" style:parent-style-name="Standard">
      <style:text-properties officeooo:paragraph-rsid="0de414b5"/>
    </style:style>
    <style:style style:name="P73" style:family="paragraph" style:parent-style-name="Standard">
      <style:text-properties officeooo:paragraph-rsid="0dedec60"/>
    </style:style>
    <style:style style:name="P74" style:family="paragraph" style:parent-style-name="Standard">
      <style:text-properties officeooo:paragraph-rsid="0e03342d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e051aee"/>
    </style:style>
    <style:style style:name="P77" style:family="paragraph" style:parent-style-name="Standard">
      <style:text-properties officeooo:paragraph-rsid="0e0bda5c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Standard">
      <style:text-properties officeooo:paragraph-rsid="0e2f7716"/>
    </style:style>
    <style:style style:name="P80" style:family="paragraph" style:parent-style-name="Standard">
      <style:text-properties officeooo:paragraph-rsid="0e38fc62"/>
    </style:style>
    <style:style style:name="P81" style:family="paragraph" style:parent-style-name="Standard">
      <style:text-properties officeooo:paragraph-rsid="0e61c509"/>
    </style:style>
    <style:style style:name="P82" style:family="paragraph" style:parent-style-name="Standard">
      <style:text-properties officeooo:paragraph-rsid="0e66c33c"/>
    </style:style>
    <style:style style:name="P83" style:family="paragraph" style:parent-style-name="Standard">
      <style:text-properties officeooo:paragraph-rsid="0e671814"/>
    </style:style>
    <style:style style:name="P84" style:family="paragraph" style:parent-style-name="Standard">
      <style:text-properties officeooo:paragraph-rsid="0e82f1b0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officeooo:rsid="0e8aa5aa" officeooo:paragraph-rsid="0e8aa5aa"/>
    </style:style>
    <style:style style:name="P87" style:family="paragraph" style:parent-style-name="Standard">
      <style:text-properties officeooo:paragraph-rsid="0eb9c424"/>
    </style:style>
    <style:style style:name="P88" style:family="paragraph" style:parent-style-name="Footnote">
      <style:text-properties officeooo:rsid="043ccc66" officeooo:paragraph-rsid="0e849f1d"/>
    </style:style>
    <style:style style:name="P89" style:family="paragraph" style:parent-style-name="Footnote">
      <style:text-properties officeooo:rsid="043ccc66" officeooo:paragraph-rsid="0ec8cada"/>
    </style:style>
    <style:style style:name="P90" style:family="paragraph" style:parent-style-name="Footnote">
      <style:text-properties officeooo:paragraph-rsid="0e927a73"/>
    </style:style>
    <style:style style:name="P9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2" style:family="paragraph" style:parent-style-name="Standard">
      <style:text-properties officeooo:rsid="0ec19879" officeooo:paragraph-rsid="0ec19879"/>
    </style:style>
    <style:style style:name="P93" style:family="paragraph" style:parent-style-name="Standard">
      <style:text-properties officeooo:paragraph-rsid="0ec19879"/>
    </style:style>
    <style:style style:name="P9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5" style:family="paragraph" style:parent-style-name="Standard">
      <style:text-properties officeooo:paragraph-rsid="0ec22dd8"/>
    </style:style>
    <style:style style:name="P96" style:family="paragraph" style:parent-style-name="Standard">
      <style:text-properties officeooo:paragraph-rsid="0ecb810d"/>
    </style:style>
    <style:style style:name="P97" style:family="paragraph" style:parent-style-name="Standard">
      <style:text-properties officeooo:paragraph-rsid="0ecd4bf5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1" style:family="paragraph" style:parent-style-name="Footnote">
      <style:text-properties officeooo:paragraph-rsid="0ef8320a"/>
    </style:style>
    <style:style style:name="P102" style:family="paragraph" style:parent-style-name="Footnote">
      <style:text-properties officeooo:paragraph-rsid="0f025efd"/>
    </style:style>
    <style:style style:name="P103" style:family="paragraph" style:parent-style-name="Footnote">
      <style:text-properties officeooo:paragraph-rsid="0f051f9f"/>
    </style:style>
    <style:style style:name="P104" style:family="paragraph" style:parent-style-name="Standard">
      <style:text-properties officeooo:paragraph-rsid="0f0649dd"/>
    </style:style>
    <style:style style:name="P105" style:family="paragraph" style:parent-style-name="Standard">
      <style:text-properties officeooo:paragraph-rsid="0f075cbc"/>
    </style:style>
    <style:style style:name="P106" style:family="paragraph" style:parent-style-name="Footnote">
      <style:text-properties officeooo:paragraph-rsid="0f12f362"/>
    </style:style>
    <style:style style:name="P107" style:family="paragraph" style:parent-style-name="Footnote">
      <style:text-properties officeooo:paragraph-rsid="0f140c00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0f14d676" style:font-size-asian="12pt" style:font-size-complex="12pt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191a6e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3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2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style:font-size-asian="12pt" style:font-size-complex="12pt"/>
    </style:style>
    <style:style style:name="T34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font-name="Liberation Sans" officeooo:rsid="047da547"/>
    </style:style>
    <style:style style:name="T35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8" style:family="text">
      <style:text-properties style:use-window-font-color="true" loext:opacity="0%" style:font-name="Liberation Sans" fo:font-size="12pt" style:font-size-asian="12pt" style:font-size-complex="12pt"/>
    </style:style>
    <style:style style:name="T379" style:family="text">
      <style:text-properties officeooo:rsid="04473353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officeooo:rsid="0e59b6fb" style:font-weight-asian="bold" style:font-weight-complex="bold"/>
    </style:style>
    <style:style style:name="T382" style:family="text">
      <style:text-properties officeooo:rsid="0aace3cd"/>
    </style:style>
    <style:style style:name="T383" style:family="text">
      <style:text-properties fo:font-size="10pt" style:font-size-asian="10pt" style:font-size-complex="10pt"/>
    </style:style>
    <style:style style:name="T384" style:family="text">
      <style:text-properties officeooo:rsid="0394a435"/>
    </style:style>
    <style:style style:name="T3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cf7e116"/>
    </style:style>
    <style:style style:name="T389" style:family="text">
      <style:text-properties officeooo:rsid="0b952edb"/>
    </style:style>
    <style:style style:name="T390" style:family="text">
      <style:text-properties loext:padding="0.049cm" loext:border="0.31pt solid #000000"/>
    </style:style>
    <style:style style:name="T391" style:family="text">
      <style:text-properties officeooo:rsid="0ec3cb48"/>
    </style:style>
    <style:style style:name="T392" style:family="text">
      <style:text-properties officeooo:rsid="0ec42890"/>
    </style:style>
    <style:style style:name="T393" style:family="text">
      <style:text-properties officeooo:rsid="0ec6fcb2"/>
    </style:style>
    <style:style style:name="T394" style:family="text">
      <style:text-properties officeooo:rsid="0e3b8d4d"/>
    </style:style>
    <style:style style:name="T395" style:family="text">
      <style:text-properties officeooo:rsid="0e3cac9e"/>
    </style:style>
    <style:style style:name="T396" style:family="text">
      <style:text-properties officeooo:rsid="0eef9ccc"/>
    </style:style>
    <style:style style:name="T397" style:family="text">
      <style:text-properties officeooo:rsid="0e5e443a"/>
    </style:style>
    <style:style style:name="T398" style:family="text">
      <style:text-properties officeooo:rsid="0efc0412"/>
    </style:style>
    <style:style style:name="T399" style:family="text">
      <style:text-properties officeooo:rsid="0efc9c1e"/>
    </style:style>
    <style:style style:name="T400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7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9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1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2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fo:color="#999999" loext:opacity="100%" style:font-name="Liberation Sans" fo:font-size="12pt" style:font-size-asian="12pt" style:font-size-complex="12pt"/>
    </style:style>
    <style:style style:name="T414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5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6" style:family="text">
      <style:text-properties officeooo:rsid="0f064ef4"/>
    </style:style>
    <style:style style:name="T417" style:family="text">
      <style:text-properties officeooo:rsid="0e80285f"/>
    </style:style>
    <style:style style:name="T418" style:family="text">
      <style:text-properties officeooo:rsid="0e838e2a"/>
    </style:style>
    <style:style style:name="T419" style:family="text">
      <style:text-properties officeooo:rsid="0e83c34e"/>
    </style:style>
    <style:style style:name="T420" style:family="text">
      <style:text-properties officeooo:rsid="0f1609a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22"> </text:span></text:span><text:span text:style-name="Strong_20_Emphasis"><text:span text:style-name="T323">LTS</text:span></text:span><text:span text:style-name="T286"><text:note text:id="ftn1" text:note-class="footnote"><text:note-citation>1</text:note-citation><text:note-body><text:p text:style-name="P29"><text:span text:style-name="T384">Deze versie </text:span><text:span text:style-name="T384"><text:reference-ref text:reference-format="text" text:ref-name="Versie">11</text:reference-ref></text:span><text:span text:style-name="T420"><text:s/></text:span><text:span text:style-name="T343">is een zogenaamde LTS-versie (</text:span><text:span text:style-name="T344">LTS=</text:span><text:span text:style-name="T343">Long-Term Support, langetermijnondersteuning).<text:line-break/></text:span><text:span text:style-name="T345">Deze</text:span><text:span text:style-name="T343"> LTS-versie versch</text:span><text:span text:style-name="T345">een </text:span><text:span text:style-name="T346">in </text:span><text:span text:style-name="T347">augustus</text:span><text:span text:style-name="T343"> 20</text:span><text:span text:style-name="T347">2</text:span><text:span text:style-name="T345">1</text:span><text:span text:style-name="T343"> en wordt </text:span><text:span text:style-name="T351">standaard </text:span><text:span text:style-name="T343">vanaf vrijgave </text:span><text:span text:style-name="T346">vijf</text:span><text:span text:style-name="T343"> jaar ondersteund</text:span><text:span text:style-name="T348"> </text:span><text:span text:style-name="T343">(</text:span><text:span text:style-name="T349">updates </text:span><text:span text:style-name="T343">tot </text:span><text:span text:style-name="T347">augustus</text:span><text:span text:style-name="T345"> </text:span><text:span text:style-name="T343">202</text:span><text:span text:style-name="T347">6</text:span><text:span text:style-name="T348">)</text:span><text:span text:style-name="T350">.</text:span></text:p></text:note-body></text:note></text:span><text:span text:style-name="T287"> </text:span><text:span text:style-name="T290">(</text:span><text:span text:style-name="T292">B</text:span><text:span text:style-name="T293">ullseye</text:span><text:span text:style-name="T290">) </text:span><text:reference-mark-start text:name="Editie"/><text:span text:style-name="T291">D</text:span><text:span text:style-name="T288">esktop</text:span><text:reference-mark-end text:name="Editie"/><text:span text:style-name="T289">.</text:span></text:p>
      <text:p text:style-name="P4"/>
      <text:p text:style-name="Standard"><text:span text:style-name="T39">Kijk op</text:span><text:span text:style-name="T314"> </text:span><text:a xlink:type="simple" xlink:href="https://karelzimmer.nl/" text:style-name="Internet_20_link" text:visited-style-name="Visited_20_Internet_20_Link"><text:span text:style-name="T11">karelzimmer.nl</text:span></text:a><text:span text:style-name="T314"> </text:span><text:span text:style-name="T354">voor</text:span><text:span text:style-name="T355"> </text:span><text:span text:style-name="T356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57">(zie toelichting)</text:span><text:span text:style-name="T21">:</text:span></text:p>
      <text:p text:style-name="P32"><text:span text:style-name="Definition"><text:span text:style-name="T359">g</text:span></text:span><text:span text:style-name="Definition"><text:span text:style-name="T358">ebruiker</text:span></text:span><text:span text:style-name="Definition"><text:span text:style-name="T362"><text:tab/><text:tab/></text:span></text:span><text:span text:style-name="Definition"><text:span text:style-name="T378"> <text:tab/><text:tab/></text:span></text:span><text:span text:style-name="T363"><draw:control text:anchor-type="as-char" svg:y="-0.429cm" draw:z-index="10" draw:name="Gebruiker" draw:style-name="gr2" draw:text-style-name="P115" svg:width="6.061cm" svg:height="0.6cm" draw:control="control11"><svg:title>Gebruiker</svg:title><svg:desc>Volledige naam, bijv. Jan Stek</svg:desc></draw:control></text:span><text:span text:style-name="T363"><text:tab/></text:span><text:span text:style-name="T364">(</text:span><text:span text:style-name="T360">volledige naam, bijv. </text:span><text:span text:style-name="T376">J</text:span><text:span text:style-name="T377">a</text:span><text:span text:style-name="T376">n </text:span><text:span text:style-name="T377">Jansen</text:span><text:span text:style-name="T361">)</text:span></text:p>
      <text:p text:style-name="Standard"><text:span text:style-name="Definition"><text:span text:style-name="T359">g</text:span></text:span><text:span text:style-name="Definition"><text:span text:style-name="T358">ebruikersnaam<text:tab/></text:span></text:span><text:span text:style-name="Definition"><text:span text:style-name="T358"><draw:control text:anchor-type="as-char" svg:y="-0.429cm" draw:z-index="11" draw:name="Gberuikersnaam" draw:style-name="gr2" draw:text-style-name="P115" svg:width="6.061cm" svg:height="0.6cm" draw:control="control12"><svg:title>Gebruikersnaam</svg:title><svg:desc>Korte naam, bijv. jan</svg:desc></draw:control></text:span></text:span><text:span text:style-name="Definition"><text:span text:style-name="T358"><text:tab/></text:span></text:span><text:span text:style-name="T12">(korte naam, bijv. </text:span><text:span text:style-name="T312">j</text:span><text:span text:style-name="T313">a</text:span><text:span text:style-name="T312">n</text:span><text:span text:style-name="T12">)</text:span></text:p>
      <text:p text:style-name="P31"><text:span text:style-name="Definition"><text:span text:style-name="T366">c</text:span></text:span><text:span text:style-name="Definition"><text:span text:style-name="T365">omputernaam<text:tab/><text:tab/></text:span></text:span><text:span text:style-name="Definition"><text:span text:style-name="T363"><draw:control text:anchor-type="as-char" svg:y="-0.429cm" draw:z-index="12" draw:name="Computernaam" draw:style-name="gr2" draw:text-style-name="P115" svg:width="6.061cm" svg:height="0.6cm" draw:control="control13"><svg:title>Computernaam</svg:title><svg:desc>Unieke naam van de computer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naam van de compute</text:span></text:span><text:span text:style-name="Definition"><text:span text:style-name="T371">r, </text:span></text:span><text:span text:style-name="Definition"><text:span text:style-name="T372">bijv. p</text:span></text:span><text:span text:style-name="Definition"><text:span text:style-name="T373">c02</text:span></text:span><text:span text:style-name="Definition"><text:span text:style-name="T369">)</text:span></text:span></text:p>
      <text:p text:style-name="P31"><text:span text:style-name="Definition"><text:span text:style-name="T359">o</text:span></text:span><text:span text:style-name="Definition"><text:span text:style-name="T358">pstartmenu</text:span></text:span><text:span text:style-name="Definition"><text:span text:style-name="T363"><text:tab/><text:tab/><text:tab/></text:span></text:span><text:span text:style-name="Definition"><text:span text:style-name="T363"><draw:control text:anchor-type="as-char" svg:y="-0.429cm" draw:z-index="13" draw:name="Opstartmenu" draw:style-name="gr2" draw:text-style-name="P115" svg:width="6.061cm" svg:height="0.6cm" draw:control="control14"><svg:title>Opstartmenu</svg:title><svg:desc>Toets voor het opstartmenu ("bootmenu")</svg:desc></draw:control></text:span></text:span><text:span text:style-name="Definition"><text:span text:style-name="T363"><text:tab/></text:span></text:span><text:span text:style-name="Definition"><text:span text:style-name="T369">(</text:span></text:span><text:span text:style-name="Definition"><text:span text:style-name="T370">to</text:span></text:span><text:span text:style-name="Definition"><text:span text:style-name="T374">ets voor het opstartmedium</text:span></text:span><text:span text:style-name="Definition"><text:span text:style-name="T375">)</text:span></text:span></text:p>
      <text:p text:style-name="P31"><text:span text:style-name="Definition"><text:span text:style-name="T367">i</text:span></text:span><text:span text:style-name="Definition"><text:span text:style-name="T368">nstellingen</text:span></text:span><text:span text:style-name="T369"><text:tab/> <text:tab/><text:tab/></text:span><text:span text:style-name="T369"><draw:control text:anchor-type="as-char" svg:y="-0.429cm" draw:z-index="9" draw:name="Instellingen" draw:style-name="gr2" draw:text-style-name="P115" svg:width="6.061cm" svg:height="0.6cm" draw:control="control10"><svg:title>Instellingen</svg:title><svg:desc>Toets voor het BIOS/UEFI-scherm ("setup")</svg:desc></draw:control></text:span><text:span text:style-name="T369"><text:tab/>(</text:span><text:span text:style-name="T370">toets voor het BIOS/UEFI-scherm</text:span><text:span text:style-name="T369">)</text:span></text:p>
      <text:p text:style-name="P34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403"><text:tab/></text:span></text:span><text:span text:style-name="Definition"><text:span text:style-name="T413"> <text:tab/><text:tab/></text:span></text:span><text:span text:style-name="T404"><draw:control text:anchor-type="as-char" svg:y="-0.429cm" draw:z-index="25" draw:name="Gebruiker 1" draw:style-name="gr2" draw:text-style-name="P115" svg:width="6.061cm" svg:height="0.6cm" draw:control="control26"><svg:title>Gebruiker</svg:title><svg:desc>Volledige naam, bijv. Jan Stek</svg:desc></draw:control></text:span><text:span text:style-name="T404"><text:tab/></text:span><text:span text:style-name="T405">(</text:span><text:span text:style-name="T406">volledige naam </text:span><text:span text:style-name="T407">evt. 2</text:span><text:span text:style-name="T414">e</text:span><text:span text:style-name="T407"> gebruiker</text:span><text:span text:style-name="T408">)</text:span></text:p>
      <text:p text:style-name="P97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409"><text:tab/></text:span></text:span><text:span text:style-name="Definition"><text:span text:style-name="T409"><draw:control text:anchor-type="as-char" svg:y="-0.429cm" draw:z-index="26" draw:name="Gberuikersnaam 1" draw:style-name="gr2" draw:text-style-name="P115" svg:width="6.061cm" svg:height="0.6cm" draw:control="control27"><svg:title>Gebruikersnaam</svg:title><svg:desc>Korte naam, bijv. jan</svg:desc></draw:control></text:span></text:span><text:span text:style-name="Definition"><text:span text:style-name="T409"><text:tab/></text:span></text:span><text:span text:style-name="T410">(korte naam</text:span><text:span text:style-name="T411"> </text:span><text:span text:style-name="T412">evt. 2</text:span><text:span text:style-name="T415">e</text:span><text:span text:style-name="T412"> gebruiker</text:span><text:span text:style-name="T410">)</text:span></text:p>
      <text:p text:style-name="P34"><text:span text:style-name="T300">Vervang </text:span><text:span text:style-name="Definition"><text:span text:style-name="T14">schuingedrukte</text:span></text:span><text:span text:style-name="T300"> </text:span><text:span text:style-name="T301">woorden </text:span><text:span text:style-name="T300">in deze checklist door </text:span><text:span text:style-name="T301">boven</text:span><text:span text:style-name="T300">staande waarden.</text:span></text:p>
      <text:p text:style-name="P39"/>
      <text:p text:style-name="P33"><text:span text:style-name="Strong_20_Emphasis"><text:span text:style-name="T308"/></text:span></text:p>
      <text:p text:style-name="P35"><text:span text:style-name="T310">Nog niet op Linux?</text:span><text:span text:style-name="T302"><text:tab/></text:span><text:span text:style-name="T305"><text:tab/></text:span><text:span text:style-name="T306">G</text:span><text:span text:style-name="T299">ebruik </text:span><text:span text:style-name="Strong_20_Emphasis"><text:span text:style-name="T311">Checklist migratie</text:span></text:span><text:span text:style-name="T299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3"> onder </text:span><text:span text:style-name="T309">Linux</text:span><text:span text:style-name="T304">.</text:span></text:p>
      <text:p text:style-name="P23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0"><text:span text:style-name="Strong_20_Emphasis"><text:span text:style-name="T307"/></text:span></text:p>
      <text:list xml:id="list3166742729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5"><text:span text:style-name="Strong_20_Emphasis"><text:span text:style-name="T65"><text:s/></text:span></text:span><text:span text:style-name="Strong_20_Emphasis"><text:span text:style-name="T118"><draw:control text:anchor-type="as-char" draw:z-index="24" draw:name="Vorm 1" draw:style-name="gr1" draw:text-style-name="P11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4">Leg Wi<text:span text:style-name="T391">F</text:span>i-<text:span text:style-name="T392">gegevens vast zoals de naam v</text:span><text:span text:style-name="T393">a</text:span><text:span text:style-name="T392">n het netwerk (SSID) en wachtwoord</text:span><text:span text:style-name="Strong_20_Emphasis"><text:span text:style-name="T117"><text:note text:id="ftn2" text:note-class="footnote"><text:note-citation>2</text:note-citation><text:note-body><text:p text:style-name="P89"><text:span text:style-name="User_20_Entry"><text:span text:style-name="T210">Bijv. </text:span></text:span><text:span text:style-name="User_20_Entry"><text:span text:style-name="T209">met </text:span></text:span><text:span text:style-name="User_20_Entry"><text:span text:style-name="T225">Terminalvenster</text:span></text:span><text:span text:style-name="User_20_Entry"><text:span text:style-name="T208"> </text:span></text:span><text:span text:style-name="User_20_Entry"><text:span text:style-name="T210">opdracht</text:span></text:span><text:span text:style-name="User_20_Entry"><text:span text:style-name="T208">: </text:span></text:span><text:span text:style-name="User_20_Entry"><text:span text:style-name="T246">sudo </text:span></text:span><text:span text:style-name="User_20_Entry"><text:span text:style-name="T248">more</text:span></text:span><text:span text:style-name="User_20_Entry"><text:span text:style-name="T246"> </text:span></text:span><text:span text:style-name="User_20_Entry"><text:span text:style-name="T247">/etc/NetworkManager/system-connections/</text:span></text:span><text:span text:style-name="User_20_Entry"><text:span text:style-name="T246">*</text:span></text:span></text:p></text:note-body></text:note></text:span></text:span><text:span text:style-name="Strong_20_Emphasis"><text:span text:style-name="T117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9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5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6"><text:note text:id="ftn3" text:note-class="footnote"><text:note-citation>3</text:note-citation><text:note-body><text:p text:style-name="P27"><text:span text:style-name="T235">E</text:span><text:span text:style-name="T238">v</text:span><text:span text:style-name="T239">en</text:span><text:span text:style-name="T241">t</text:span><text:span text:style-name="T242">uele </text:span><text:span text:style-name="T243">extra </text:span><text:span text:style-name="T245">gebruiker</text:span><text:span text:style-name="T243">s aanmelden </text:span><text:span text:style-name="T244">en dezelfde stappen uitvoeren</text:span><text:span text:style-name="T240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523555567584">
          <table:table-cell table:style-name="_31_._5f_Installatie_5f_voorbereiden.A1" office:value-type="string">
            <text:p text:style-name="P56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23555567872">
          <table:table-cell table:style-name="_31_._5f_Installatie_5f_voorbereid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14" draw:name="Vorm4" draw:style-name="gr1" draw:text-style-name="P11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4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4" text:note-class="footnote"><text:note-citation>4</text:note-citation><text:note-body><text:p text:style-name="P106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5" text:note-class="footnote"><text:note-citation>5</text:note-citation><text:note-body><text:p text:style-name="P24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6">.</text:span></text:span><text:span text:style-name="Strong_20_Emphasis"><text:span text:style-name="T73"> </text:span></text:span></text:p>
          </table:table-cell>
        </table:table-row>
        <table:table-row table:style-name="TableLine94523555568160">
          <table:table-cell table:style-name="_31_._5f_Installatie_5f_voorbereiden.A1" office:value-type="string">
            <text:p text:style-name="P67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1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78">z</text:span></text:span><text:span text:style-name="Strong_20_Emphasis"><text:span text:style-name="T73">e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1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5235555684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6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452355556873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23555569024">
          <table:table-cell table:style-name="_31_._5f_Installatie_5f_voorbereid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69">Bereid de installatie voor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82">druk </text:span></text:span><text:span text:style-name="Strong_20_Emphasis"><text:span text:style-name="T83">op de </text:span></text:span><text:span text:style-name="Strong_20_Emphasis"><text:span text:style-name="T84">Super</text:span></text:span><text:span text:style-name="Strong_20_Emphasis"><text:span text:style-name="T83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9">, </text:span></text:span><text:span text:style-name="Strong_20_Emphasis"><text:span text:style-name="T85">t</text:span></text:span><text:span text:style-name="Strong_20_Emphasis"><text:span text:style-name="T72">yp </text:span></text:span><text:span text:style-name="Strong_20_Emphasis"><text:span text:style-name="T148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86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</text:span></text:span><text:span text:style-name="Strong_20_Emphasis"><text:span text:style-name="T119">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83">.</text:span></text:span></text:p>
          </table:table-cell>
        </table:table-row>
        <table:table-row table:style-name="TableLine94523555569312">
          <table:table-cell table:style-name="_31_._5f_Installatie_5f_voorbereiden.A1" office:value-type="string">
            <text:p text:style-name="P63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87">K</text:span></text:span><text:span text:style-name="Strong_20_Emphasis"><text:span text:style-name="T88">ie</text:span></text:span><text:span text:style-name="Strong_20_Emphasis"><text:span text:style-name="T89">s</text:span></text:span><text:span text:style-name="Strong_20_Emphasis"><text:span text:style-name="T81"> </text:span></text:span><text:span text:style-name="Strong_20_Emphasis"><text:span text:style-name="T174">1</text:span></text:span><text:span text:style-name="Strong_20_Emphasis"><text:span text:style-name="T175"> </text:span></text:span><text:span text:style-name="Strong_20_Emphasis"><text:span text:style-name="T176">In</text:span></text:span><text:span text:style-name="Strong_20_Emphasis"><text:span text:style-name="T165">stallatie voorberei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92">v</text:span></text:span><text:span text:style-name="Strong_20_Emphasis"><text:span text:style-name="T81">olg de aanwijzingen op het scherm.</text:span></text:span></text:p>
          </table:table-cell>
        </table:table-row>
      </table:table>
      <text:p text:style-name="P42"/>
      <text:list xml:id="list90115219270133" text:continue-numbering="true" text:style-name="L1">
        <text:list-item>
          <text:p text:style-name="P110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23555488272">
          <table:table-cell table:style-name="_32_._5f_Installatie_5f_uitvoer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3"><text:span text:style-name="T339">Start de computer op vanaf </text:span><text:span text:style-name="T340">een </text:span><text:span text:style-name="T340"><text:reference-ref text:reference-format="text" text:ref-name="Distributie">Debian</text:reference-ref></text:span><text:span text:style-name="T340"><text:s/></text:span><text:span text:style-name="Strong_20_Emphasis"><text:span text:style-name="T315"><text:reference-ref text:reference-format="text" text:ref-name="Versie">11</text:reference-ref></text:span></text:span><text:span text:style-name="Strong_20_Emphasis"><text:span text:style-name="T315"><text:s/></text:span></text:span><text:span text:style-name="T341">(</text:span><text:span text:style-name="T342">Live</text:span><text:span text:style-name="T199"><text:note text:id="ftn6" text:note-class="footnote"><text:note-citation>1</text:note-citation><text:note-body><text:p text:style-name="P28"><text:span text:style-name="T379">Vanaf ee</text:span>n Live <text:span text:style-name="T382">USB-stick </text:span><text:span text:style-name="T396">(</text:span><text:span text:style-name="T382">of </text:span><text:span text:style-name="T396">cd/dvd</text:span><text:span text:style-name="T352">)</text:span><text:span text:style-name="T383"> </text:span>kunt <text:span text:style-name="T379">u opstarten en</text:span> met <text:reference-ref text:reference-format="text" text:ref-name="Distributie">Debian</text:reference-ref><text:s/>werken zonder deze te installeren.</text:p></text:note-body></text:note></text:span><text:span text:style-name="T200">)</text:span><text:span text:style-name="T198"> </text:span><text:span text:style-name="T201">GNOME</text:span><text:span text:style-name="T198"> </text:span><text:span text:style-name="T202">USB-stick</text:span><text:span text:style-name="T202"><text:note text:id="ftn7" text:note-class="footnote"><text:note-citation>2</text:note-citation><text:note-body><text:p text:style-name="P90"><text:span text:style-name="T22">D</text:span><text:span text:style-name="Strong_20_Emphasis"><text:span text:style-name="T211">ow</text:span></text:span><text:span text:style-name="Strong_20_Emphasis"><text:span text:style-name="T212">nload </text:span></text:span><text:span text:style-name="Strong_20_Emphasis"><text:span text:style-name="T205">e</text:span></text:span><text:span text:style-name="Strong_20_Emphasis"><text:span text:style-name="T213">e</text:span></text:span><text:span text:style-name="Strong_20_Emphasis"><text:span text:style-name="T214">n</text:span></text:span><text:span text:style-name="Strong_20_Emphasis"><text:span text:style-name="T233"> </text:span></text:span><text:span text:style-name="Strong_20_Emphasis"><text:span text:style-name="T212">Live CD </text:span></text:span><text:span text:style-name="Strong_20_Emphasis"><text:span text:style-name="T215">v</text:span></text:span><text:span text:style-name="Strong_20_Emphasis"><text:span text:style-name="T216">anaf</text:span></text:span><text:span text:style-name="Strong_20_Emphasis"><text:span text:style-name="T217"> </text:span></text:span><text:a xlink:type="simple" xlink:href="https://www.debian.org/CD/live/" text:style-name="Internet_20_link" text:visited-style-name="Visited_20_Internet_20_Link"><text:span text:style-name="Strong_20_Emphasis"><text:span text:style-name="T385">debian.org/cd/live</text:span></text:span></text:a><text:span text:style-name="Strong_20_Emphasis"><text:span text:style-name="T217">, blader naar beneden en klik op </text:span></text:span><text:span text:style-name="Strong_20_Emphasis"><text:span text:style-name="T220">unofficial live images for stable with firmware included</text:span></text:span><text:span text:style-name="Strong_20_Emphasis"><text:span text:style-name="T217">. Klik vervolgens door </text:span></text:span><text:span text:style-name="Strong_20_Emphasis"><text:span text:style-name="T206">naar</text:span></text:span><text:span text:style-name="Strong_20_Emphasis"><text:span text:style-name="T217"> </text:span></text:span><text:span text:style-name="Strong_20_Emphasis"><text:span text:style-name="T220">amd64</text:span></text:span><text:span text:style-name="Strong_20_Emphasis"><text:span text:style-name="T217"> en </text:span></text:span><text:span text:style-name="Strong_20_Emphasis"><text:span text:style-name="T220">iso-hybrid</text:span></text:span><text:span text:style-name="Strong_20_Emphasis"><text:span text:style-name="T217">. </text:span></text:span><text:span text:style-name="Strong_20_Emphasis"><text:span text:style-name="T206">D</text:span></text:span><text:span text:style-name="Strong_20_Emphasis"><text:span text:style-name="T218">aar aangekomen kies </text:span></text:span><text:span text:style-name="T221">debian-live-11...</text:span><text:span text:style-name="T222">-</text:span><text:span text:style-name="T221">amd-64-</text:span><text:span text:style-name="T222">gnome</text:span><text:span text:style-name="T223">+non-fre</text:span><text:span text:style-name="T224">e</text:span><text:span text:style-name="T223">.iso</text:span><text:span text:style-name="Strong_20_Emphasis"><text:span text:style-name="T212">, </text:span></text:span><text:span text:style-name="Strong_20_Emphasis"><text:span text:style-name="T211">e</text:span></text:span><text:span text:style-name="Strong_20_Emphasis"><text:span text:style-name="T219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2"><text:span text:style-name="T22"><text:tab/></text:span><text:span text:style-name="Strong_20_Emphasis"><text:span text:style-name="T249">Zoek</text:span></text:span><text:span text:style-name="Strong_20_Emphasis"><text:span text:style-name="T250"> </text:span></text:span><text:span text:style-name="Strong_20_Emphasis"><text:span text:style-name="T268">s</text:span></text:span><text:span text:style-name="Strong_20_Emphasis"><text:span text:style-name="T269">ch</text:span></text:span><text:span text:style-name="Strong_20_Emphasis"><text:span text:style-name="T250"> en klik op het pictogram van</text:span></text:span><text:span text:style-name="Strong_20_Emphasis"><text:span text:style-name="T251"> </text:span></text:span><text:span text:style-name="Strong_20_Emphasis"><text:span text:style-name="T271">Schijven</text:span></text:span><text:span text:style-name="Strong_20_Emphasis"><text:span text:style-name="T252">. Selecteer de USB-stick in de lijst van schijven aan de linkerkant en klik rechtsboven op </text:span></text:span><text:span text:style-name="Strong_20_Emphasis"><text:span text:style-name="T270">Schijfinstellingen</text:span></text:span><text:span text:style-name="Strong_20_Emphasis"><text:span text:style-name="T252"> </text:span></text:span><text:span text:style-name="Strong_20_Emphasis"><text:span text:style-name="T270">⋮</text:span></text:span><text:span text:style-name="Strong_20_Emphasis"><text:span text:style-name="T252"> (icoontje met de drie puntjes).</text:span></text:span></text:p><text:p text:style-name="P103"><text:span text:style-name="Strong_20_Emphasis"><text:span text:style-name="T252"><text:tab/>Kies </text:span></text:span><text:span text:style-name="Strong_20_Emphasis"><text:span text:style-name="T270">Schijfkopie terugzetten</text:span></text:span><text:span text:style-name="Strong_20_Emphasis"><text:span text:style-name="T252"> en selecteer </text:span></text:span><text:span text:style-name="Strong_20_Emphasis"><text:span text:style-name="T266">het net</text:span></text:span><text:span text:style-name="Strong_20_Emphasis"><text:span text:style-name="T264"> gedownloade CD-beeldbestand </text:span></text:span><text:span text:style-name="Strong_20_Emphasis"><text:span text:style-name="T265">(.iso)</text:span></text:span><text:span text:style-name="Strong_20_Emphasis"><text:span text:style-name="T264">.</text:span></text:span></text:p><text:p text:style-name="P102"><text:span text:style-name="Strong_20_Emphasis"><text:span text:style-name="T252"><text:tab/>Klik op </text:span></text:span><text:span text:style-name="Strong_20_Emphasis"><text:span text:style-name="T270">Terugzetten starten</text:span></text:span><text:span text:style-name="Strong_20_Emphasis"><text:span text:style-name="T252"> en vervolgens op </text:span></text:span><text:span text:style-name="Strong_20_Emphasis"><text:span text:style-name="T270">Terugzetten</text:span></text:span><text:span text:style-name="Strong_20_Emphasis"><text:span text:style-name="T253">, </text:span></text:span><text:span text:style-name="Strong_20_Emphasis"><text:span text:style-name="T254">o</text:span></text:span><text:span text:style-name="Strong_20_Emphasis"><text:span text:style-name="T255">f </text:span></text:span><text:span text:style-name="Strong_20_Emphasis"><text:span text:style-name="T256">gebruik </text:span></text:span><text:span text:style-name="Strong_20_Emphasis"><text:span text:style-name="T257">het programma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7"> </text:span></text:span><text:span text:style-name="Strong_20_Emphasis"><text:span text:style-name="T258">(</text:span></text:span><text:a xlink:type="simple" xlink:href="https://www.balena.io/etcher/" text:style-name="Internet_20_link" text:visited-style-name="Visited_20_Internet_20_Link"><text:span text:style-name="Strong_20_Emphasis"><text:span text:style-name="T386">etcher.io</text:span></text:span></text:a><text:span text:style-name="Strong_20_Emphasis"><text:span text:style-name="T258">);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9"> is</text:span></text:span><text:span text:style-name="Strong_20_Emphasis"><text:span text:style-name="T258"> </text:span></text:span><text:span text:style-name="Strong_20_Emphasis"><text:span text:style-name="T255">beschikbaar voor </text:span></text:span><text:span text:style-name="Strong_20_Emphasis"><text:span text:style-name="T252">Windows, </text:span></text:span><text:span text:style-name="Strong_20_Emphasis"><text:span text:style-name="T260">mac</text:span></text:span><text:span text:style-name="Strong_20_Emphasis"><text:span text:style-name="T261">OS</text:span></text:span><text:span text:style-name="Strong_20_Emphasis"><text:span text:style-name="T257">, </text:span></text:span><text:span text:style-name="Strong_20_Emphasis"><text:span text:style-name="T258">en </text:span></text:span><text:span text:style-name="Strong_20_Emphasis"><text:span text:style-name="T262">GNU/</text:span></text:span><text:span text:style-name="Strong_20_Emphasis"><text:span text:style-name="T257">Linux</text:span></text:span><text:span text:style-name="Strong_20_Emphasis"><text:span text:style-name="T263">.</text:span></text:span></text:p></text:note-body></text:note></text:span><text:span text:style-name="T198">.</text:span></text:p>
            <text:p text:style-name="P58"><text:span text:style-name="T203">Opstartmenu/</text:span><text:span text:style-name="T204">boot menu</text:span><text:span text:style-name="T203"> </text:span><text:span text:style-name="T198">via </text:span><text:span text:style-name="Definition"><text:span text:style-name="T5">opstartmenu</text:span></text:span><text:span text:style-name="T198">, </text:span><text:span text:style-name="T203">instellingen/</text:span><text:span text:style-name="T204">setup</text:span><text:span text:style-name="T198"> via </text:span><text:span text:style-name="Definition"><text:span text:style-name="T5">instellingen</text:span></text:span><text:span text:style-name="T198">.</text:span></text:p>
          </table:table-cell>
        </table:table-row>
        <table:table-row table:style-name="TableLine94523555576208">
          <table:table-cell table:style-name="_32_._5f_Installatie_5f_uitvoeren.A1" office:value-type="string">
            <text:p text:style-name="P6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1">K</text:span></text:span><text:span text:style-name="Strong_20_Emphasis"><text:span text:style-name="T122">ies </text:span></text:span><text:span text:style-name="Strong_20_Emphasis"><text:span text:style-name="T123">eerste keuze </text:span></text:span><text:span text:style-name="Strong_20_Emphasis"><text:span text:style-name="T124">en druk op de </text:span></text:span><text:span text:style-name="Strong_20_Emphasis"><text:span text:style-name="T125">Enter</text:span></text:span><text:span text:style-name="Strong_20_Emphasis"><text:span text:style-name="T124">-toets.</text:span></text:span></text:p>
          </table:table-cell>
        </table:table-row>
        <table:table-row table:style-name="TableLine9452355554508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65"><text:s/></text:span></text:span><text:span text:style-name="Strong_20_Emphasis"><text:span text:style-name="T118"><draw:control text:anchor-type="as-char" draw:z-index="18" draw:name="Vorm11_0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4">V</text:span></text:span><text:span text:style-name="Strong_20_Emphasis"><text:span text:style-name="T44">olg de aanwijzingen </text:span></text:span><text:span text:style-name="Strong_20_Emphasis"><text:span text:style-name="T63">op de schermen</text:span></text:span><text:span text:style-name="Strong_20_Emphasis"><text:span text:style-name="T14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5">Als het scherm </text:span></text:span><text:span text:style-name="Strong_20_Emphasis"><text:span text:style-name="T15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29"> </text:span></text:span><text:span text:style-name="Strong_20_Emphasis"><text:span text:style-name="T184">N</text:span></text:span><text:span text:style-name="Strong_20_Emphasis"><text:span text:style-name="T157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23555727168">
          <table:table-cell table:style-name="_32_._5f_Installatie_5f_uitvoeren.A1" office:value-type="string">
            <text:p text:style-name="P69"><text:span text:style-name="Strong_20_Emphasis"><text:span text:style-name="T65"><text:s/></text:span></text:span><text:span text:style-name="Strong_20_Emphasis"><text:span text:style-name="T118"><draw:control text:anchor-type="as-char" draw:z-index="16" draw:name="Vorm13_1" draw:style-name="gr1" draw:text-style-name="P11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47">Start de installatie</text:span></text:span><text:span text:style-name="Strong_20_Emphasis"><text:span text:style-name="T130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93">klik op </text:span></text:span><text:span text:style-name="Strong_20_Emphasis"><text:span text:style-name="T150">Activities</text:span></text:span><text:span text:style-name="Strong_20_Emphasis"><text:span text:style-name="T93"> en </text:span></text:span><text:span text:style-name="Strong_20_Emphasis"><text:span text:style-name="T94">een </text:span></text:span><text:span text:style-name="Strong_20_Emphasis"><text:span text:style-name="T93">klik op</text:span></text:span><text:span text:style-name="Strong_20_Emphasis"><text:span text:style-name="T95"> </text:span></text:span><text:span text:style-name="Strong_20_Emphasis"><text:span text:style-name="T151">Install Debian</text:span></text:span><text:span text:style-name="Strong_20_Emphasis"><text:span text:style-name="T48">.</text:span></text:span></text:p>
          </table:table-cell>
        </table:table-row>
        <table:table-row table:style-name="TableLine94523555727680">
          <table:table-cell table:style-name="_32_._5f_Installatie_5f_uitvoeren.A1" office:value-type="string">
            <text:p text:style-name="P63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47">Bij </text:span></text:span><text:span text:style-name="Strong_20_Emphasis"><text:span text:style-name="T160">Welcome</text:span></text:span><text:span text:style-name="Strong_20_Emphasis"><text:span text:style-name="T47"> kies </text:span></text:span><text:span text:style-name="Strong_20_Emphasis"><text:span text:style-name="T160">Nederlands</text:span></text:span><text:span text:style-name="Strong_20_Emphasis"><text:span text:style-name="T47"> en klik op </text:span></text:span><text:span text:style-name="Strong_20_Emphasis"><text:span text:style-name="T160">Volgende</text:span></text:span><text:span text:style-name="Strong_20_Emphasis"><text:span text:style-name="T47">.</text:span></text:span></text:p>
          </table:table-cell>
        </table:table-row>
        <table:table-row table:style-name="TableLine94523555728304">
          <table:table-cell table:style-name="_32_._5f_Installatie_5f_uitvoeren.A1" office:value-type="string">
            <text:p text:style-name="P7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Locatie</text:span> kies bij <text:span text:style-name="T380">Regio</text:span> voor <text:span text:style-name="T380">Europa</text:span> en klik op <text:span text:style-name="T380">Volgende</text:span>.</text:p>
          </table:table-cell>
        </table:table-row>
        <table:table-row table:style-name="TableLine94523555728928">
          <table:table-cell table:style-name="_32_._5f_Installatie_5f_uitvoeren.A1" office:value-type="string">
            <text:p text:style-name="P77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80">Toetsenbord</text:span> kies <text:span text:style-name="T380">English (US)</text:span> en klik op <text:span text:style-name="T380">Volgende</text:span>.</text:p>
          </table:table-cell>
        </table:table-row>
        <table:table-row table:style-name="TableLine9452355572955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23555730176">
          <table:table-cell table:style-name="_32_._5f_Installatie_5f_uitvoeren.A1" office:value-type="string">
            <text:p text:style-name="P77"><text:span text:style-name="Strong_20_Emphasis"><text:span text:style-name="T65"><text:s/></text:span></text:span><text:span text:style-name="Strong_20_Emphasis"><text:span text:style-name="T118"><draw:control text:anchor-type="as-char" draw:z-index="19" draw:name="Vorm13_4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5"><text:span text:style-name="T6">Bij </text:span><text:span text:style-name="T19">Partities</text:span><text:span text:style-name="T6"> </text:span><text:span text:style-name="T328">selecteer</text:span><text:span text:style-name="T6"> </text:span><text:span text:style-name="T7">de </text:span><text:span text:style-name="T6">gewenste </text:span><text:span text:style-name="T329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61">Volgende</text:span></text:span><text:span text:style-name="Strong_20_Emphasis"><text:span text:style-name="T49">.</text:span></text:span></text:p>
          </table:table-cell>
        </table:table-row>
        <table:table-row table:style-name="TableLine9452355573080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23555731424">
          <table:table-cell table:style-name="_32_._5f_Installatie_5f_uitvoer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126">Bij </text:span></text:span><text:span text:style-name="Strong_20_Emphasis"><text:span text:style-name="T158">Gebruikers</text:span></text:span><text:span text:style-name="Strong_20_Emphasis"><text:span text:style-name="T126"> vul in </text:span></text:span><text:span text:style-name="Strong_20_Emphasis"><text:span text:style-name="T162">Wat is je naam?</text:span></text:span><text:span text:style-name="Strong_20_Emphasis"><text:span text:style-name="T50"> </text:span></text:span><text:span text:style-name="Definition"><text:span text:style-name="T15">gebruiker</text:span></text:span><text:span text:style-name="Strong_20_Emphasis"><text:span text:style-name="T115">,</text:span></text:span><text:span text:style-name="Strong_20_Emphasis"><text:span text:style-name="T51"> </text:span></text:span><text:span text:style-name="Strong_20_Emphasis"><text:span text:style-name="T162">Welke naam wil je gebruiken om in te loggen?</text:span></text:span><text:span text:style-name="Strong_20_Emphasis"><text:span text:style-name="T51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7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52"> </text:span></text:span><text:span text:style-name="Definition"><text:span text:style-name="T15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42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6">V</text:span></text:span><text:span text:style-name="Strong_20_Emphasis"><text:span text:style-name="T167">olgende</text:span></text:span><text:span text:style-name="Strong_20_Emphasis"><text:span text:style-name="T42">.</text:span></text:span></text:p>
          </table:table-cell>
        </table:table-row>
        <table:table-row table:style-name="TableLine9452355573204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23555732672">
          <table:table-cell table:style-name="_32_._5f_Installatie_5f_uitvoer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6"><text:span text:style-name="Strong_20_Emphasis"><text:span text:style-name="T55">Bij </text:span></text:span><text:span text:style-name="Strong_20_Emphasis"><text:span text:style-name="T186">Samenvatting</text:span></text:span><text:span text:style-name="Strong_20_Emphasis"><text:span text:style-name="T138"> </text:span></text:span><text:span text:style-name="Strong_20_Emphasis"><text:span text:style-name="T13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8">Installeer</text:span></text:span><text:span text:style-name="Strong_20_Emphasis"><text:span text:style-name="T42">.</text:span></text:span></text:p>
          </table:table-cell>
        </table:table-row>
        <table:table-row table:style-name="TableLine94523555733296">
          <table:table-cell table:style-name="_32_._5f_Installatie_5f_uitvoeren.A1" office:value-type="string">
            <text:p text:style-name="P79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55">Bij </text:span></text:span><text:span text:style-name="Strong_20_Emphasis"><text:span text:style-name="T187">Beëindigen</text:span></text:span><text:span text:style-name="Strong_20_Emphasis"><text:span text:style-name="T138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9">Voltooid</text:span></text:span><text:span text:style-name="Strong_20_Emphasis"><text:span text:style-name="T42">.</text:span></text:span></text:p>
          </table:table-cell>
        </table:table-row>
        <table:table-row table:style-name="TableLine9452355573392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523555772608">
          <table:table-cell table:style-name="_32_._5f_Installatie_5f_uitvoer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</text:span></text:span><text:span text:style-name="Strong_20_Emphasis"><text:span text:style-name="T133">en</text:span></text:span><text:span text:style-name="Strong_20_Emphasis"><text:span text:style-name="T131"> </text:span></text:span><text:span text:style-name="Strong_20_Emphasis"><text:span text:style-name="T134">druk </text:span></text:span><text:span text:style-name="Strong_20_Emphasis"><text:span text:style-name="T135">op</text:span></text:span><text:span text:style-name="Strong_20_Emphasis"><text:span text:style-name="T134"> </text:span></text:span><text:span text:style-name="Strong_20_Emphasis"><text:span text:style-name="T124">de </text:span></text:span><text:span text:style-name="Strong_20_Emphasis"><text:span text:style-name="T125">Enter</text:span></text:span><text:span text:style-name="Strong_20_Emphasis"><text:span text:style-name="T124">-toets</text:span></text:span><text:span text:style-name="Strong_20_Emphasis"><text:span text:style-name="T136">.</text:span></text:span></text:p>
          </table:table-cell>
        </table:table-row>
      </table:table>
      <text:p text:style-name="P57"><text:span text:style-name="Strong_20_Emphasis"><text:span text:style-name="T134"/></text:span></text:p>
      <text:list xml:id="list90113424540922" text:continue-numbering="true" text:style-name="L1">
        <text:list-item>
          <text:p text:style-name="P112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59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23555748528">
          <table:table-cell table:style-name="_33_._5f_Installatie_5f_afron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56">.</text:span></text:span></text:p>
          </table:table-cell>
        </table:table-row>
        <table:table-row table:style-name="TableLine9452355585099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23555874544">
          <table:table-cell table:style-name="_33_._5f_Installatie_5f_afronden.A1" office:value-type="string">
            <text:p text:style-name="P72"><text:span text:style-name="Strong_20_Emphasis"><text:span text:style-name="T65"><text:s/></text:span></text:span><text:span text:style-name="Strong_20_Emphasis"><text:span text:style-name="T118"><draw:control text:anchor-type="as-char" draw:z-index="17" draw:name="Vorm22_1" draw:style-name="gr1" draw:text-style-name="P11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113"><text:span text:style-name="Strong_20_Emphasis"><text:span text:style-name="T64">V</text:span></text:span><text:span text:style-name="Strong_20_Emphasis"><text:span text:style-name="T44">olg de aanwijzingen </text:span></text:span><text:span text:style-name="Strong_20_Emphasis"><text:span text:style-name="T63">op de schermen</text:span></text:span><text:span text:style-name="Strong_20_Emphasis"><text:span text:style-name="T141">.</text:span></text:span></text:p>
          </table:table-cell>
        </table:table-row>
        <table:table-row table:style-name="TableLine945235559545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2"><text:span text:style-name="Strong_20_Emphasis"><text:span text:style-name="T129"/></text:span></text:p>
          </table:table-cell>
        </table:table-row>
        <table:table-row table:style-name="TableLine94523550471408">
          <table:table-cell table:style-name="_33_._5f_Installatie_5f_afron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96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64">Standaard</text:span></text:span><text:span text:style-name="Strong_20_Emphasis"><text:span text:style-name="T62"> of </text:span></text:span><text:span text:style-name="Strong_20_Emphasis"><text:span text:style-name="T164">Beheerder</text:span></text:span><text:span text:style-name="Strong_20_Emphasis"><text:span text:style-name="T59"> </text:span></text:span><text:span text:style-name="Definition"><text:span text:style-name="T26">gebruiker</text:span></text:span><text:span text:style-name="Strong_20_Emphasis"><text:span text:style-name="T137">s </text:span></text:span><text:span text:style-name="Strong_20_Emphasis"><text:span text:style-name="T130">toe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8" text:note-class="footnote"><text:note-citation>1</text:note-citation><text:note-body><text:p text:style-name="P25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2">geb</text:span></text:span><text:span text:style-name="Strong_20_Emphasis"><text:span text:style-name="T153">r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</text:span></text:span><text:span text:style-name="Strong_20_Emphasis"><text:span text:style-name="T96">bij </text:span></text:span><text:span text:style-name="Strong_20_Emphasis"><text:span text:style-name="T170">Instellingen </text:span></text:span><text:span text:style-name="Strong_20_Emphasis"><text:span text:style-name="T97">rechts o</text:span></text:span><text:span text:style-name="Strong_20_Emphasis"><text:span text:style-name="T67">p </text:span></text:span><text:span text:style-name="Strong_20_Emphasis"><text:span text:style-name="T171">Gebruikers</text:span></text:span><text:span text:style-name="Strong_20_Emphasis"><text:span text:style-name="T98">.</text:span></text:span></text:p>
          </table:table-cell>
        </table:table-row>
        <table:table-row table:style-name="TableLine945235558497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2"><text:span text:style-name="Strong_20_Emphasis"><text:span text:style-name="T127">Klik links</text:span></text:span><text:span text:style-name="Strong_20_Emphasis"><text:span text:style-name="T143"> </text:span></text:span><text:span text:style-name="Strong_20_Emphasis"><text:span text:style-name="T99">op </text:span></text:span><text:span text:style-name="Strong_20_Emphasis"><text:span text:style-name="T154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177">Gebruik</text:span></text:span><text:span text:style-name="Strong_20_Emphasis"><text:span text:style-name="T178">er</text:span></text:span><text:span text:style-name="Strong_20_Emphasis"><text:span text:style-name="T177"> toevoegen</text:span></text:span><text:span text:style-name="Strong_20_Emphasis"><text:span text:style-name="T100">.</text:span></text:span></text:p>
          </table:table-cell>
        </table:table-row>
        <table:table-row table:style-name="TableLine945235558336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2"><text:span text:style-name="Strong_20_Emphasis"><text:span text:style-name="T143">Sluit </text:span></text:span><text:span text:style-name="Strong_20_Emphasis"><text:span text:style-name="T177">Gebruiker toevoegen</text:span></text:span><text:span text:style-name="Strong_20_Emphasis"><text:span text:style-name="T100">.</text:span></text:span></text:p>
          </table:table-cell>
        </table:table-row>
        <table:table-row table:style-name="TableLine945235559348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23555954112">
          <table:table-cell table:style-name="_33_._5f_Installatie_5f_afronden.A1" office:value-type="string">
            <text:p text:style-name="P63"><text:span text:style-name="Strong_20_Emphasis"><text:span text:style-name="T65"><text:s/></text:span></text:span><text:span text:style-name="Strong_20_Emphasis"><text:span text:style-name="T118"><draw:control text:anchor-type="as-char" draw:z-index="15" draw:name="Vorm4_1" draw:style-name="gr1" draw:text-style-name="P11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9" text:note-class="footnote"><text:note-citation>2</text:note-citation><text:note-body><text:p text:style-name="P107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3">. </text:span></text:span></text:p>
          </table:table-cell>
        </table:table-row>
        <table:table-row table:style-name="TableLine94523555951424">
          <table:table-cell table:style-name="_33_._5f_Installatie_5f_afronden.A1" office:value-type="string">
            <text:p text:style-name="P67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0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101">z</text:span></text:span><text:span text:style-name="Strong_20_Emphasis"><text:span text:style-name="T102">e</text:span></text:span><text:span text:style-name="Strong_20_Emphasis"><text:span text:style-name="T73">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45235559530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5"><text:span text:style-name="Strong_20_Emphasis"><text:span text:style-name="T79">V</text:span>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45235558368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23555827952">
          <table:table-cell table:style-name="_33_._5f_Installatie_5f_afron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8" draw:name="Vorm33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</text:span></text:span><text:span text:style-name="Strong_20_Emphasis"><text:span text:style-name="T103"><text:note text:id="ftn10" text:note-class="footnote"><text:note-citation>3</text:note-citation><text:note-body><text:p text:style-name="P101">De installatie kan <text:span text:style-name="T397">ge</text:span>controle<text:span text:style-name="T397">e</text:span>r<text:span text:style-name="T397">d worden </text:span>op volledigheid met <text:span text:style-name="T398">bestand</text:span> <text:span text:style-name="T381">Persoonlijke map / kz / Apps</text:span>.</text:p></text:note-body></text:note></text:span></text:span><text:span text:style-name="Strong_20_Emphasis"><text:span text:style-name="T103">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4523555931440">
          <table:table-cell table:style-name="_33_._5f_Installatie_5f_afronden.A1" office:value-type="string">
            <text:p text:style-name="P64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3 </text:span></text:span><text:span text:style-name="Strong_20_Emphasis"><text:span text:style-name="T180">Installatie</text:span></text:span><text:span text:style-name="Strong_20_Emphasis"><text:span text:style-name="T181"> </text:span></text:span><text:span text:style-name="Strong_20_Emphasis"><text:span text:style-name="T182">afron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07">v</text:span></text:span><text:span text:style-name="Strong_20_Emphasis"><text:span text:style-name="T81">olg de aanwijzingen op het scherm.</text:span></text:span></text:p>
          </table:table-cell>
        </table:table-row>
        <table:table-row table:style-name="TableLine94523555860176"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83"/>
          </table:table-cell>
        </table:table-row>
        <table:table-row table:style-name="TableLine94523555932032">
          <table:table-cell table:style-name="_33_._5f_Installatie_5f_afronden.A1" office:value-type="string">
            <text:p text:style-name="P93"><text:span text:style-name="Strong_20_Emphasis"><text:span text:style-name="T65"><text:s/></text:span></text:span><text:span text:style-name="Strong_20_Emphasis"><text:span text:style-name="T118"><draw:control text:anchor-type="as-char" draw:z-index="23" draw:name="Vorm33_0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2">Herstart de computer</text:p>
          </table:table-cell>
        </table:table-row>
      </table:table>
      <text:p text:style-name="P59"><text:span text:style-name="Strong_20_Emphasis"><text:span text:style-name="T56"><text:tab/></text:span></text:span></text:p>
      <text:p text:style-name="P60"><text:span text:style-name="Strong_20_Emphasis"><text:span text:style-name="T91"/></text:span></text:p>
      <text:p text:style-name="P61"><text:span text:style-name="Strong_20_Emphasis"><text:span text:style-name="T81"/></text:span></text:p>
      <text:list xml:id="list90113835310492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523555883872">
          <table:table-cell table:style-name="Tabel2.A1" office:value-type="string">
            <text:p text:style-name="P80"><text:span text:style-name="Strong_20_Emphasis"><text:span text:style-name="T65"><text:s/></text:span></text:span><text:span text:style-name="Strong_20_Emphasis"><text:span text:style-name="T118"><draw:control text:anchor-type="as-char" draw:z-index="20" draw:name="Vorm36_0" draw:style-name="gr1" draw:text-style-name="P114" svg:width="0.35cm" svg:height="0.35cm" draw:control="control21"/></text:span></text:span></text:p>
          </table:table-cell>
          <table:table-cell table:style-name="Tabel2.A1" office:value-type="string">
            <text:p text:style-name="P51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66"><text:note text:id="ftn11" text:note-class="footnote"><text:note-citation>1</text:note-citation><text:note-body><text:p text:style-name="P88"><text:span text:style-name="User_20_Entry"><text:span text:style-name="T207">E</text:span></text:span><text:span text:style-name="User_20_Entry"><text:span text:style-name="T226">v</text:span></text:span><text:span text:style-name="User_20_Entry"><text:span text:style-name="T227">en</text:span></text:span><text:span text:style-name="User_20_Entry"><text:span text:style-name="T229">t</text:span></text:span><text:span text:style-name="User_20_Entry"><text:span text:style-name="T230">uele </text:span></text:span><text:span text:style-name="User_20_Entry"><text:span text:style-name="T231">extra </text:span></text:span><text:span text:style-name="User_20_Entry"><text:span text:style-name="T234">gebruiker</text:span></text:span><text:span text:style-name="User_20_Entry"><text:span text:style-name="T231">s aanmelden </text:span></text:span><text:span text:style-name="User_20_Entry"><text:span text:style-name="T232">en dezelfde stappen uitvoeren</text:span></text:span><text:span text:style-name="User_20_Entry"><text:span text:style-name="T228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2355601371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23556028992">
          <table:table-cell table:style-name="Tabel2.A1" office:value-type="string">
            <text:p text:style-name="P84"><text:span text:style-name="Strong_20_Emphasis"><text:span text:style-name="T65"><text:s/></text:span></text:span><text:span text:style-name="Strong_20_Emphasis"><text:span text:style-name="T118"><draw:control text:anchor-type="as-char" draw:z-index="21" draw:name="Vorm36_2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0"><text:span text:style-name="Strong_20_Emphasis"><text:span text:style-name="T108">R</text:span></text:span><text:span text:style-name="Strong_20_Emphasis"><text:span text:style-name="T109">icht </text:span></text:span><text:span text:style-name="Strong_20_Emphasis"><text:span text:style-name="T110">de </text:span></text:span><text:span text:style-name="Definition"><text:span text:style-name="T27">gebruiker</text:span></text:span><text:span text:style-name="Strong_20_Emphasis"><text:span text:style-name="T109"> </text:span></text:span><text:span text:style-name="Strong_20_Emphasis"><text:span text:style-name="T111">in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94">D</text:span>e <text:span text:style-name="T390">Super</text:span>-toets <text:span text:style-name="T294">is </text:span>de Windows<text:span text:style-name="T388">-</text:span><text:span text:style-name="T389">toets</text:span>, <text:span text:style-name="T388">C</text:span>ommand-<text:span text:style-name="T389">toets</text:span>, of <text:span text:style-name="T388">V</text:span>ergrootglas-toets.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45235558878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0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4 </text:span></text:span><text:span text:style-name="Strong_20_Emphasis"><text:span text:style-name="T156">Gebruiker inricht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12">v</text:span></text:span><text:span text:style-name="Strong_20_Emphasis"><text:span text:style-name="T81">olg de aanwijzingen op het scherm</text:span></text:span><text:span text:style-name="Strong_20_Emphasis"><text:span text:style-name="T144">.</text:span></text:span></text:p>
          </table:table-cell>
        </table:table-row>
        <table:table-row table:style-name="TableLine9452355604094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0"/>
          </table:table-cell>
        </table:table-row>
        <table:table-row table:style-name="TableLine94523556041568">
          <table:table-cell table:style-name="Tabel2.A1" office:value-type="string">
            <text:p text:style-name="P22"><text:span text:style-name="Strong_20_Emphasis"><text:span text:style-name="T116"><text:s/></text:span></text:span><text:span text:style-name="Strong_20_Emphasis"><text:span text:style-name="T120"><draw:control text:anchor-type="as-char" draw:z-index="27" draw:name="Vorm36_ 2" draw:style-name="gr1" draw:text-style-name="P114" svg:width="0.35cm" svg:height="0.35cm" draw:control="control28"/></text:span></text:span></text:p>
          </table:table-cell>
          <table:table-cell table:style-name="Tabel2.A1" office:value-type="string">
            <text:p text:style-name="P99">Wijzig <text:span text:style-name="T399">indien gewenst </text:span><text:span text:style-name="T395">de g</text:span>ebruikersfoto <text:span text:style-name="T394">v</text:span><text:span text:style-name="T8">ia </text:span><text:span text:style-name="T9">een druk op </text:span><text:span text:style-name="T8">d</text:span><text:span text:style-name="T330">e </text:span><text:span text:style-name="T331">Super</text:span><text:span text:style-name="T330">-toets</text:span><text:span text:style-name="T353"><text:note-ref text:note-class="footnote" text:reference-format="text" text:ref-name="ftn12">2</text:note-ref></text:span><text:span text:style-name="T330">, </text:span><text:span text:style-name="T332">zoek </text:span><text:span text:style-name="T336">gebr</text:span><text:span text:style-name="T332"> en klik achter </text:span><text:span text:style-name="T335">Instellingen</text:span><text:span text:style-name="T332"> op </text:span><text:span text:style-name="T336">Gebruikers</text:span><text:span text:style-name="T330">.</text:span></text:p>
            <text:p text:style-name="P98"><text:span text:style-name="T333">Klik op </text:span><text:span text:style-name="Strong_20_Emphasis"><text:span text:style-name="T298">Ontgrendelen</text:span></text:span><text:span text:style-name="T333">.</text:span></text:p>
            <text:p text:style-name="P98"><text:span text:style-name="T333">Klik op afbeelding voor </text:span><text:span text:style-name="Definition"><text:span text:style-name="T28">gebruiker</text:span></text:span><text:span text:style-name="T333">.</text:span></text:p>
            <text:p text:style-name="P100"><text:span text:style-name="T333">Klik op </text:span><text:span text:style-name="Strong_20_Emphasis"><text:span text:style-name="T298">Selecteer een bestand</text:span></text:span><text:span text:style-name="T333">.</text:span><text:span text:style-name="T330"><text:line-break/></text:span><text:span text:style-name="T325">Selecteer </text:span><text:span text:style-name="T327">indien aanwezig</text:span><text:span text:style-name="T324"> </text:span><text:span text:style-name="T334">Gebruikersfoto</text:span><text:span text:style-name="T324"> </text:span><text:span text:style-name="T326">in</text:span><text:span text:style-name="T324"> </text:span><text:span text:style-name="T337">Persoonlijke map</text:span><text:span text:style-name="T324"> / </text:span><text:span text:style-name="T337">kz-</text:span><text:span text:style-name="T338">data</text:span><text:span text:style-name="T324">.</text:span></text:p>
          </table:table-cell>
        </table:table-row>
        <table:table-row table:style-name="TableLine9452355594281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5"/>
          </table:table-cell>
        </table:table-row>
        <table:table-row table:style-name="TableLine94523555943440">
          <table:table-cell table:style-name="Tabel2.A1" office:value-type="string">
            <text:p text:style-name="P20"><text:span text:style-name="Strong_20_Emphasis"><text:span text:style-name="T116"><text:s/></text:span></text:span><text:span text:style-name="Strong_20_Emphasis"><text:span text:style-name="T120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5">Afmelden.</text:p>
          </table:table-cell>
        </table:table-row>
      </table:table>
      <text:p text:style-name="P46"><text:span text:style-name="Strong_20_Emphasis"><text:span text:style-name="T113"/></text:span></text:p>
      <text:p text:style-name="P19"/>
      <text:p text:style-name="P87"><text:span text:style-name="T194">E</text:span><text:span text:style-name="T195">inde c</text:span><text:span text:style-name="T196">hecklist, </text:span><text:span text:style-name="T197">d</text:span><text:span text:style-name="T196">e</text:span><text:span text:style-name="T316"> installatie van </text:span><text:span text:style-name="T316"><text:reference-ref text:reference-format="text" text:ref-name="Distributie">Debian</text:reference-ref></text:span><text:span text:style-name="T316"><text:s/></text:span><text:span text:style-name="Strong_20_Emphasis"><text:span text:style-name="T317">GNU/Linux</text:span></text:span><text:span text:style-name="Strong_20_Emphasis"><text:span text:style-name="T316"> </text:span></text:span><text:span text:style-name="T318"><text:reference-ref text:reference-format="text" text:ref-name="Versie">11</text:reference-ref></text:span><text:span text:style-name="Strong_20_Emphasis"><text:span text:style-name="T320"><text:s/></text:span></text:span><text:span text:style-name="Strong_20_Emphasis"><text:span text:style-name="T321">LTS</text:span></text:span><text:span text:style-name="T319"> </text:span><text:span text:style-name="T316"><text:reference-ref text:reference-format="text" text:ref-name="Editie">Desktop</text:reference-ref></text:span><text:span text:style-name="T316"><text:s/>is voltooid.</text:span></text:p>
      <text:p text:style-name="P45"/>
      <text:p text:style-name="P36"><text:span text:style-name="T128">Geschreven</text:span><text:span text:style-name="T60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0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05T09:01:13.197393910">05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5T09:01:12.944326846</dc:date>
    <meta:keyword>Installatie</meta:keyword>
    <meta:keyword>Checklist</meta:keyword>
    <meta:keyword>Linux</meta:keyword>
    <meta:editing-cycles>6598</meta:editing-cycles>
    <meta:editing-duration>P11DT15H20M40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45" meta:character-count="5854" meta:non-whitespace-character-count="5040"/>
    <meta:user-defined meta:name="Info 1"/>
    <meta:user-defined meta:name="Info 2"/>
    <meta:user-defined meta:name="Info 3"/>
    <meta:user-defined meta:name="Info 4"/>
  </office:meta>
</office:document-meta>
</file>